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weight="bold" officeooo:rsid="00151068" officeooo:paragraph-rsid="00151068" style:font-size-asian="12.25pt" style:font-weight-asian="bold" style:font-size-complex="14pt" style:font-weight-complex="bold"/>
    </style:style>
    <style:style style:name="P2" style:family="paragraph" style:parent-style-name="Standard" style:list-style-name="L6">
      <style:paragraph-properties fo:text-align="justify" style:justify-single-word="false"/>
      <style:text-properties fo:font-size="14pt" officeooo:paragraph-rsid="0017d391" style:font-size-asian="14pt" style:font-size-complex="14pt"/>
    </style:style>
    <style:style style:name="P3" style:family="paragraph" style:parent-style-name="Standard" style:list-style-name="L6">
      <style:paragraph-properties fo:text-align="justify" style:justify-single-word="false"/>
      <style:text-properties fo:font-size="14pt" officeooo:rsid="0017d391" officeooo:paragraph-rsid="0017d391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officeooo:paragraph-rsid="0016538a"/>
    </style:style>
    <style:style style:name="P5" style:family="paragraph" style:parent-style-name="Standard">
      <style:paragraph-properties fo:text-align="justify" style:justify-single-word="false"/>
      <style:text-properties fo:color="#c9211e" loext:opacity="100%" fo:font-size="14pt" fo:font-weight="bold" officeooo:rsid="00151068" officeooo:paragraph-rsid="00151068" style:font-size-asian="12.25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fo:color="#c9211e" loext:opacity="100%" fo:font-size="14pt" fo:font-weight="bold" officeooo:rsid="00151068" officeooo:paragraph-rsid="00151068" style:font-size-asian="12.25pt" style:font-weight-asian="bold" style:font-size-complex="14pt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fo:color="#c9211e" loext:opacity="100%" fo:font-size="14pt" fo:font-weight="bold" officeooo:rsid="00151068" officeooo:paragraph-rsid="0017d391" style:font-size-asian="12.25pt" style:font-weight-asian="bold" style:font-size-complex="14pt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fo:color="#c9211e" loext:opacity="100%" officeooo:paragraph-rsid="00151068"/>
    </style:style>
    <style:style style:name="P9" style:family="paragraph" style:parent-style-name="Standard" style:list-style-name="L1">
      <style:paragraph-properties fo:text-align="justify" style:justify-single-word="false"/>
      <style:text-properties fo:color="#000000" loext:opacity="100%" fo:font-size="14pt" fo:font-weight="bold" officeooo:rsid="0016538a" officeooo:paragraph-rsid="0016538a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fo:font-size="14pt" fo:font-weight="bold" officeooo:rsid="0016538a" officeooo:paragraph-rsid="0016538a" style:font-size-asian="12.25pt" style:font-weight-asian="bold" style:font-size-complex="14pt" style:font-weight-complex="bold"/>
    </style:style>
    <style:style style:name="P11" style:family="paragraph" style:parent-style-name="Standard" style:list-style-name="L3">
      <style:paragraph-properties fo:text-align="justify" style:justify-single-word="false"/>
      <style:text-properties fo:color="#000000" loext:opacity="100%" officeooo:rsid="0019c470" officeooo:paragraph-rsid="0019c470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officeooo:rsid="0019c470" officeooo:paragraph-rsid="0019c470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officeooo:rsid="001f7b3a" officeooo:paragraph-rsid="001f7b3a"/>
    </style:style>
    <style:style style:name="P14" style:family="paragraph" style:parent-style-name="Standard" style:list-style-name="L7">
      <style:paragraph-properties fo:text-align="justify" style:justify-single-word="false"/>
      <style:text-properties fo:color="#000000" loext:opacity="100%" officeooo:rsid="001f7b3a" officeooo:paragraph-rsid="001f7b3a"/>
    </style:style>
    <style:style style:name="P15" style:family="paragraph" style:parent-style-name="Standard" style:list-style-name="L7">
      <style:paragraph-properties fo:text-align="justify" style:justify-single-word="false"/>
      <style:text-properties fo:color="#000000" loext:opacity="100%" officeooo:rsid="0024f8b5" officeooo:paragraph-rsid="0024f8b5"/>
    </style:style>
    <style:style style:name="P16" style:family="paragraph" style:parent-style-name="Standard">
      <style:paragraph-properties fo:text-align="justify" style:justify-single-word="false"/>
      <style:text-properties officeooo:rsid="0016538a" officeooo:paragraph-rsid="0016538a"/>
    </style:style>
    <style:style style:name="P17" style:family="paragraph" style:parent-style-name="Standard" style:list-style-name="L3">
      <style:paragraph-properties fo:text-align="justify" style:justify-single-word="false"/>
      <style:text-properties fo:color="#2a6099" loext:opacity="100%" officeooo:rsid="0016538a" officeooo:paragraph-rsid="0016538a"/>
    </style:style>
    <style:style style:name="T1" style:family="text">
      <style:text-properties fo:font-size="14pt" fo:font-weight="bold" style:font-size-asian="12.25pt" style:font-weight-asian="bold" style:font-size-complex="14pt" style:font-weight-complex="bold"/>
    </style:style>
    <style:style style:name="T2" style:family="text">
      <style:text-properties fo:font-size="14pt" fo:font-weight="bold" officeooo:rsid="00151068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17d391" style:font-size-asian="12.25pt" style:font-weight-asian="bold" style:font-size-complex="14pt" style:font-weight-complex="bold"/>
    </style:style>
    <style:style style:name="T4" style:family="text">
      <style:text-properties fo:font-size="14pt" fo:font-weight="bold" officeooo:rsid="002154f6" style:font-size-asian="12.25pt" style:font-weight-asian="bold" style:font-size-complex="14pt" style:font-weight-complex="bold"/>
    </style:style>
    <style:style style:name="T5" style:family="text">
      <style:text-properties fo:color="#2a6099" loext:opacity="100%" officeooo:rsid="0017d39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d391" style:font-weight-asian="bold" style:font-weight-complex="bold"/>
    </style:style>
    <style:style style:name="T8" style:family="text">
      <style:text-properties officeooo:rsid="0017d391"/>
    </style:style>
    <style:style style:name="T9" style:family="text">
      <style:text-properties fo:color="#8d1d75" loext:opacity="100%" fo:font-size="14pt" fo:font-weight="bold" officeooo:rsid="0017d391" style:font-size-asian="12.25pt" style:font-weight-asian="bold" style:font-size-complex="14pt" style:font-weight-complex="bold"/>
    </style:style>
    <style:style style:name="T10" style:family="text">
      <style:text-properties fo:color="#8d1d75" loext:opacity="100%" officeooo:rsid="0017d39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hematics for Data Scientist</text:p>
      <text:p text:style-name="P5"/>
      <text:list xml:id="list1666108907" text:style-name="L1">
        <text:list-item>
          <text:p text:style-name="P6">Linear Algebra</text:p>
          <text:list>
            <text:list-item>
              <text:p text:style-name="P9">Vectors</text:p>
            </text:list-item>
            <text:list-item>
              <text:p text:style-name="P9">Matrices</text:p>
            </text:list-item>
            <text:list-item>
              <text:p text:style-name="P9">Transpose of a matrix</text:p>
            </text:list-item>
            <text:list-item>
              <text:p text:style-name="P9">Inverse of a matrix</text:p>
            </text:list-item>
            <text:list-item>
              <text:p text:style-name="P9">Determinant of a matrix</text:p>
            </text:list-item>
            <text:list-item>
              <text:p text:style-name="P9">Trace of a matrix</text:p>
            </text:list-item>
            <text:list-item>
              <text:p text:style-name="P9">Dot Product</text:p>
            </text:list-item>
            <text:list-item>
              <text:p text:style-name="P9">Eigenvalues</text:p>
            </text:list-item>
            <text:list-item>
              <text:p text:style-name="P9">Eigenvectrors</text:p>
            </text:list-item>
            <text:list-item>
              <text:p text:style-name="P9">Single Value Decompostion</text:p>
            </text:list-item>
          </text:list>
        </text:list-item>
      </text:list>
      <text:p text:style-name="P10"/>
      <text:list xml:id="list234347316468627" text:continue-numbering="true" text:style-name="L1">
        <text:list-item>
          <text:p text:style-name="P7">Calculus <text:span text:style-name="T8">(</text:span><text:span text:style-name="T10">YouTube : </text:span><text:span text:style-name="T5">Complete Deep Learning</text:span><text:span text:style-name="T8">)</text:span></text:p>
          <text:list>
            <text:list-item>
              <text:p text:style-name="P9">Chain Rule of Differentiation</text:p>
            </text:list-item>
            <text:list-item>
              <text:p text:style-name="P9">Partial Derivatives</text:p>
            </text:list-item>
            <text:list-item>
              <text:p text:style-name="P9">Integrations</text:p>
            </text:list-item>
            <text:list-item>
              <text:p text:style-name="P9">Beta and Gamma Functions</text:p>
            </text:list-item>
            <text:list-item>
              <text:p text:style-name="P9">Functions of Multiple Variable, Limit, Continuity, Partial Derivatives</text:p>
            </text:list-item>
            <text:list-item>
              <text:p text:style-name="P9">Variants Of Optimizers</text:p>
            </text:list-item>
            <text:list-item>
              <text:p text:style-name="P9">Loss Functions</text:p>
            </text:list-item>
            <text:list-item>
              <text:p text:style-name="P9">Back Propagation</text:p>
            </text:list-item>
            <text:list-item>
              <text:p text:style-name="P9">Minima And Maxima</text:p>
            </text:list-item>
          </text:list>
        </text:list-item>
      </text:list>
      <text:p text:style-name="P10"/>
      <text:list xml:id="list234346764157205" text:continue-numbering="true" text:style-name="L1">
        <text:list-item>
          <text:p text:style-name="P8"><text:span text:style-name="T2">Statistics</text:span></text:p>
        </text:list-item>
      </text:list>
      <text:p text:style-name="P16"/>
      <text:list xml:id="list3190611268" text:style-name="L3">
        <text:list-item>
          <text:p text:style-name="P17"><text:span text:style-name="T2">B</text:span><text:span text:style-name="T1">asic Stats-Beginners <text:s/>: </text:span><text:span text:style-name="T3">(</text:span><text:span text:style-name="T9">YouTube :</text:span><text:span text:style-name="T3"> Statistics in Machine Learning)</text:span></text:p>
        </text:list-item>
      </text:list>
      <text:list xml:id="list2419040950" text:style-name="L6">
        <text:list-item>
          <text:p text:style-name="P2"><text:span text:style-name="T7">Probability</text:span></text:p>
        </text:list-item>
        <text:list-item>
          <text:p text:style-name="P2"><text:span text:style-name="T7">Introduction to Basic Terms</text:span></text:p>
        </text:list-item>
        <text:list-item>
          <text:p text:style-name="P2"><text:span text:style-name="T7">Variables</text:span></text:p>
        </text:list-item>
        <text:list-item>
          <text:p text:style-name="P2"><text:span text:style-name="T7">Random Variables</text:span></text:p>
        </text:list-item>
        <text:list-item>
          <text:p text:style-name="P2"><text:span text:style-name="T7">Population, Sample, Population Mean, Sample Mean</text:span></text:p>
        </text:list-item>
        <text:list-item>
          <text:p text:style-name="P2"><text:span text:style-name="T7">Population Distribution, Sample Distribution and Sampling Distribution</text:span></text:p>
        </text:list-item>
        <text:list-item>
          <text:p text:style-name="P3"><text:span text:style-name="T6">Mean, Median, Mode</text:span></text:p>
        </text:list-item>
        <text:list-item>
          <text:p text:style-name="P3"><text:span text:style-name="T6">Range</text:span></text:p>
        </text:list-item>
        <text:list-item>
          <text:p text:style-name="P3"><text:span text:style-name="T6">Measure of Dispersion</text:span></text:p>
        </text:list-item>
        <text:list-item>
          <text:p text:style-name="P3"><text:span text:style-name="T6">Variance</text:span></text:p>
        </text:list-item>
        <text:list-item>
          <text:p text:style-name="P3"><text:span text:style-name="T6">Standard Deviation</text:span></text:p>
        </text:list-item>
        <text:list-item>
          <text:p text:style-name="P3"><text:span text:style-name="T6">Gaussian / Normal Distribution</text:span></text:p>
        </text:list-item>
      </text:list>
      <text:p text:style-name="P4"/>
      <text:p text:style-name="P4"/>
      <text:p text:style-name="P4"/>
      <text:p text:style-name="P4"/>
      <text:list xml:id="list234347242908054" text:continue-list="list3190611268" text:style-name="L3">
        <text:list-item>
          <text:p text:style-name="P17"><text:soft-page-break/><text:span text:style-name="T1">Advance Stats : </text:span><text:span text:style-name="T3">(</text:span><text:span text:style-name="T9">YouTube :</text:span><text:span text:style-name="T3"> Feature Engineering)</text:span></text:p>
          <text:list>
            <text:list-item>
              <text:p text:style-name="P11"><text:span text:style-name="T1">Q-Q Plot</text:span></text:p>
            </text:list-item>
            <text:list-item>
              <text:p text:style-name="P11"><text:span text:style-name="T1">Chebyshev’s Inequality</text:span></text:p>
            </text:list-item>
            <text:list-item>
              <text:p text:style-name="P11"><text:span text:style-name="T1">Discrete And Continuous Distribution</text:span></text:p>
            </text:list-item>
            <text:list-item>
              <text:p text:style-name="P11"><text:span text:style-name="T1">Bernoulli And Binomial Distribution</text:span></text:p>
            </text:list-item>
            <text:list-item>
              <text:p text:style-name="P11"><text:span text:style-name="T1">Log Normal Distribution</text:span></text:p>
            </text:list-item>
            <text:list-item>
              <text:p text:style-name="P11"><text:span text:style-name="T1">Power Law Distribution</text:span></text:p>
            </text:list-item>
            <text:list-item>
              <text:p text:style-name="P11"><text:span text:style-name="T1">Box Cox Transform</text:span></text:p>
            </text:list-item>
            <text:list-item>
              <text:p text:style-name="P11"><text:span text:style-name="T1">Poisson Distribution</text:span></text:p>
            </text:list-item>
            <text:list-item>
              <text:p text:style-name="P11"><text:span text:style-name="T1">Application of Non Gaussian Distribution</text:span></text:p>
            </text:list-item>
            <text:list-item>
              <text:p text:style-name="P11"><text:span text:style-name="T1">Z-Test, T-Test, Chi Square, Anova Test</text:span></text:p>
            </text:list-item>
          </text:list>
        </text:list-item>
      </text:list>
      <text:p text:style-name="P12"><text:span text:style-name="T1"/></text:p>
      <text:p text:style-name="P12"><text:span text:style-name="T1"/></text:p>
      <text:p text:style-name="P13"><text:span text:style-name="T1">Sources - </text:span><text:span text:style-name="T4">YouTuber</text:span></text:p>
      <text:list xml:id="list3721406231" text:style-name="L7">
        <text:list-item>
          <text:p text:style-name="P14"><text:span text:style-name="T1">3Blue1Brown</text:span></text:p>
        </text:list-item>
        <text:list-item>
          <text:p text:style-name="P14"><text:span text:style-name="T1">Khan Academy</text:span></text:p>
        </text:list-item>
        <text:list-item>
          <text:p text:style-name="P15"><text:span text:style-name="T1">Stat Squares</text:span></text:p>
        </text:list-item>
      </text:list>
      <text:p text:style-name="P1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22:45:19.987977296</meta:creation-date>
    <dc:date>2023-05-13T23:28:00.191992048</dc:date>
    <meta:editing-duration>PT20M56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51" meta:word-count="209" meta:character-count="1253" meta:non-whitespace-character-count="1143"/>
  </office:meta>
</office:document-meta>
</file>